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A4000002A4DD7BB39FAB2B1FEA.png" manifest:media-type="image/png"/>
  <manifest:file-entry manifest:full-path="Pictures/10000201000000C1000000A2470B426659F419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809cm" svg:height="5.715cm" svg:x="-0.509cm" svg:y="11.664cm">
          <draw:image xlink:href="Pictures/10000201000000C1000000A2470B426659F41969.png" xlink:type="simple" xlink:show="embed" xlink:actuate="onLoad">
            <text:p/>
          </draw:image>
        </draw:frame>
        <draw:frame draw:style-name="gr1" draw:text-style-name="P1" draw:layer="layout" svg:width="15.699cm" svg:height="6.242cm" svg:x="8.301cm" svg:y="11.4cm">
          <draw:image xlink:href="Pictures/10000000000006A4000002A4DD7BB39FAB2B1F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Robles-Bykbaev</meta:initial-creator>
    <meta:creation-date>2019-08-17T13:57:14.913335953</meta:creation-date>
    <dc:date>2019-08-17T13:57:58.711666742</dc:date>
    <dc:creator>Vladimir Robles-Bykbaev</dc:creator>
    <meta:editing-duration>PT44S</meta:editing-duration>
    <meta:editing-cycles>1</meta:editing-cycles>
    <meta:generator>LibreOffice/6.0.7.3$Linux_X86_64 LibreOffice_project/00m0$Build-3</meta:generator>
    <meta:document-statistic meta:object-count="2"/>
  </office:meta>
</office:document-meta>
</file>